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Code" svg:font-family="'Cascadia Code'" style:font-family-generic="modern" style:font-pitch="fixed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officeooo:rsid="0018e6de" officeooo:paragraph-rsid="0018e6de" style:font-size-asian="14pt" style:font-size-complex="14pt"/>
    </style:style>
    <style:style style:name="P2" style:family="paragraph" style:parent-style-name="Standard">
      <style:text-properties fo:font-size="12pt" officeooo:rsid="001ab211" officeooo:paragraph-rsid="001ab211" style:font-size-asian="12pt" style:font-size-complex="12pt"/>
    </style:style>
    <style:style style:name="P3" style:family="paragraph" style:parent-style-name="Standard">
      <style:text-properties officeooo:rsid="0018e6de" officeooo:paragraph-rsid="0018e6de"/>
    </style:style>
    <style:style style:name="P4" style:family="paragraph" style:parent-style-name="Standard" style:list-style-name="L1">
      <style:text-properties officeooo:rsid="0018e6de" officeooo:paragraph-rsid="0019cfb2"/>
    </style:style>
    <style:style style:name="P5" style:family="paragraph" style:parent-style-name="Standard" style:list-style-name="L1">
      <style:text-properties officeooo:paragraph-rsid="0019cfb2"/>
    </style:style>
    <style:style style:name="P6" style:family="paragraph" style:parent-style-name="Standard" style:list-style-name="L1">
      <style:text-properties officeooo:rsid="0019cfb2" officeooo:paragraph-rsid="0019cfb2"/>
    </style:style>
    <style:style style:name="P7" style:family="paragraph" style:parent-style-name="Text_20_body" style:list-style-name="L1">
      <style:text-properties officeooo:rsid="0019cfb2" officeooo:paragraph-rsid="0019cfb2"/>
    </style:style>
    <style:style style:name="P8" style:family="paragraph" style:parent-style-name="Text_20_body" style:list-style-name="L1">
      <style:paragraph-properties fo:margin-top="0cm" fo:margin-bottom="0.282cm" style:contextual-spacing="false" fo:line-height="108%"/>
      <style:text-properties officeooo:rsid="0019cfb2"/>
    </style:style>
    <style:style style:name="P9" style:family="paragraph" style:parent-style-name="Text_20_body">
      <style:paragraph-properties fo:margin-top="0cm" fo:margin-bottom="0.282cm" style:contextual-spacing="false" fo:line-height="108%"/>
      <style:text-properties officeooo:rsid="0019cfb2"/>
    </style:style>
    <style:style style:name="P10" style:family="paragraph" style:parent-style-name="Standard">
      <style:text-properties officeooo:rsid="0019cfb2" officeooo:paragraph-rsid="0019cfb2"/>
    </style:style>
    <style:style style:name="P11" style:family="paragraph" style:parent-style-name="Standard" style:list-style-name="L2">
      <style:text-properties fo:font-size="12pt" officeooo:rsid="001ab211" officeooo:paragraph-rsid="001ab211" style:font-size-asian="12pt" style:font-size-complex="12pt"/>
    </style:style>
    <style:style style:name="T1" style:family="text">
      <style:text-properties officeooo:rsid="0018e6de"/>
    </style:style>
    <style:style style:name="T2" style:family="text">
      <style:text-properties officeooo:rsid="0019cfb2"/>
    </style:style>
    <style:style style:name="T3" style:family="text">
      <style:text-properties officeooo:rsid="001ab21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BoardHub Analisi Funzionale</text:p>
      <text:p text:style-name="P2">SCHEMA GENERALE</text:p>
      <text:p text:style-name="P3">Schema generale della pgina web che sarà così composta:</text:p>
      <text:list text:style-name="L1">
        <text:list-item>
          <text:p text:style-name="P4">Un componente “HEADER” così composto:</text:p>
          <text:list>
            <text:list-item>
              <text:p text:style-name="P5"><text:span text:style-name="T1">Titolo del sito “GAMEBOARDHUB” sulla sinistra e logo personalizzato sulla destra;</text:span></text:p>
            </text:list-item>
            <text:list-item>
              <text:p text:style-name="P4">“NAVBAR” che conterrà i seguenti pulsanti:</text:p>
              <text:list>
                <text:list-item>
                  <text:p text:style-name="P4">Home;</text:p>
                </text:list-item>
                <text:list-item>
                  <text:p text:style-name="P4">Articoli;</text:p>
                </text:list-item>
                <text:list-item>
                  <text:p text:style-name="P6">Contatti;</text:p>
                </text:list-item>
              </text:list>
            </text:list-item>
            <text:list-item>
              <text:p text:style-name="P6">“BARRA DI RICERCA”, da inserire sulla stessa riga della “NAVBAR” ma spostata tutto sulla destra;</text:p>
            </text:list-item>
            <text:list-item>
              <text:p text:style-name="P4"><text:span text:style-name="T2">Tema scuro(già presente), con possibile inserimento di un tasto che cambia il tema da scuro a chiaro</text:span><text:tab/></text:p>
            </text:list-item>
          </text:list>
        </text:list-item>
        <text:list-item>
          <text:p text:style-name="P6">Un componente “FOOTER” così composto:</text:p>
          <text:list>
            <text:list-item>
              <text:p text:style-name="P6">Testo copyright;</text:p>
            </text:list-item>
            <text:list-item>
              <text:p text:style-name="P6">Link social;</text:p>
            </text:list-item>
          </text:list>
        </text:list-item>
        <text:list-item>
          <text:p text:style-name="P7">Creare <text:span text:style-name="T3">“LAYOUT”</text:span> base (<text:span text:style-name="Source_20_Text">Layout.tsx</text:span> o simile)</text:p>
          <text:list>
            <text:list-item>
              <text:p text:style-name="P8">Include <text:span text:style-name="T3">HEADER</text:span> e <text:span text:style-name="T3">FOOTER</text:span></text:p>
            </text:list-item>
            <text:list-item>
              <text:p text:style-name="P8">Wrapper per contenuto pagina</text:p>
            </text:list-item>
          </text:list>
        </text:list-item>
        <text:list-item>
          <text:p text:style-name="P8">Configurare routing con React Router (o altra libreria)</text:p>
          <text:list>
            <text:list-item>
              <text:p text:style-name="P8">Rotte: <text:span text:style-name="Source_20_Text">/</text:span> (Home), <text:span text:style-name="Source_20_Text">/articoli</text:span>, <text:span text:style-name="Source_20_Text">/articoli/:id</text:span>, <text:span text:style-name="Source_20_Text">/contatti</text:span></text:p>
            </text:list-item>
          </text:list>
        </text:list-item>
      </text:list>
      <text:p text:style-name="P9"/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PAGINA HOME</text:p>
      <text:p text:style-name="P2">La “PAGINA HOME” sarà la pagina che si vedrà all’apertura del sito e sarà così composta:</text:p>
      <text:list text:style-name="L2">
        <text:list-item>
          <text:p text:style-name="P11">LAYOUT che includerà HEADER e FOOTER</text:p>
        </text:list-item>
        <text:list-item>
          <text:p text:style-name="P11">Carosello di articoli: saranno visibili gli ultimi 4 articoli inseriti sul sito e prenderà l’immagine di copertina e le prime 2/3 righe di testo dai dati dello stesso;</text:p>
        </text:list-item>
        <text:list-item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Code" svg:font-family="'Cascadia Code'" style:font-family-generic="modern" style:font-pitch="fixed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scadia Code" fo:font-size="11pt" fo:language="en" fo:country="US" style:letter-kerning="false" style:font-name-asian="Calibri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scadia Code" fo:font-size="11pt" fo:language="en" fo:country="US" style:letter-kerning="false" style:font-name-asian="Calibri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2</meta:editing-cycles>
    <meta:creation-date>2016-12-02T03:32:00</meta:creation-date>
    <dc:date>2025-05-29T01:39:57.524234400</dc:date>
    <meta:editing-duration>PT9M59S</meta:editing-duration>
    <meta:generator>LibreOffice/25.2.3.2$Windows_X86_64 LibreOffice_project/bbb074479178df812d175f709636b368952c2ce3</meta:generator>
    <meta:document-statistic meta:table-count="0" meta:image-count="0" meta:object-count="0" meta:page-count="2" meta:paragraph-count="24" meta:word-count="179" meta:character-count="1067" meta:non-whitespace-character-count="929"/>
    <meta:user-defined meta:name="AppVersion">16.0000</meta:user-defined>
    <meta:template xlink:type="simple" xlink:actuate="onRequest" xlink:title="Normal.dotm" xlink:href=""/>
  </office:meta>
</office:document-meta>
</file>